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  <style:paragraph-properties fo:margin-top="0in" fo:margin-bottom="0in"/>
    </style:style>
    <style:style style:name="P16" style:family="paragraph" style:parent-style-name="Text_20_body" style:list-style-name="L14"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5">
      <style:paragraph-properties fo:margin-top="0in" fo:margin-bottom="0in"/>
    </style:style>
    <style:style style:name="P21" style:family="paragraph" style:parent-style-name="Text_20_body" style:list-style-name="L16">
      <style:paragraph-properties fo:margin-top="0in" fo:margin-bottom="0in"/>
    </style:style>
    <style:style style:name="P22" style:family="paragraph" style:parent-style-name="Text_20_body" style:list-style-name="L17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Phone:</text:span> +34 655 52 79 11</text:p>
        </text:list-item>
        <text:list-item>
          <text:p text:style-name="P2"><text:span text:style-name="T11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2">Personal</text:span><text:span text:style-name="T13"> </text:span><text:span text:style-name="T14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5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6">Date</text:span><text:span text:style-name="T17"> </text:span><text:span text:style-name="T18">of</text:span><text:span text:style-name="T19"> </text:span><text:span text:style-name="T20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1">Master</text:span><text:span text:style-name="T22"> </text:span><text:span text:style-name="T23">in</text:span><text:span text:style-name="T24"> </text:span><text:span text:style-name="T25">Software</text:span><text:span text:style-name="T26"> </text:span><text:span text:style-name="T27">Engineer</text:span><text:span text:style-name="T28"> </text:span><text:span text:style-name="T29">and</text:span><text:span text:style-name="T30"> </text:span><text:span text:style-name="T31">Artificial</text:span><text:span text:style-name="T32"> </text:span><text:span text:style-name="T33">Intelligence</text:span>, Universidad de Málaga.</text:p>
        </text:list-item>
        <text:list-item>
          <text:p text:style-name="P3">2002 – 2007 <text:span text:style-name="T34">Computer</text:span><text:span text:style-name="T35"> </text:span><text:span text:style-name="T36">and</text:span><text:span text:style-name="T37"> </text:span><text:span text:style-name="T38">Software</text:span><text:span text:style-name="T39"> </text:span><text:span text:style-name="T40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July 2015 <text:span text:style-name="T41">VATIA</text:span><text:span text:style-name="T42"> </text:span><text:span text:style-name="T43">Energía</text:span>, <text:span text:style-name="T44">Software</text:span><text:span text:style-name="T45"> </text:span><text:span text:style-name="T46">Engineering</text:span><text:span text:style-name="T47"> </text:span><text:span text:style-name="T48">Manager</text:span>.</text:p>
          <text:list text:style-name="L4">
            <text:list-item>
              <text:p text:style-name="P6">Web platform for automatic <text:span text:style-name="T49">Virtual</text:span><text:span text:style-name="T50"> </text:span><text:span text:style-name="T51">Energetic</text:span><text:span text:style-name="T52"> </text:span><text:span text:style-name="T53">Audit</text:span>, <text:span text:style-name="T54">Energetic</text:span><text:span text:style-name="T55"> </text:span><text:span text:style-name="T56">Benchmarking</text:span>, monitoring,...</text:p>
            </text:list-item>
            <text:list-item>
              <text:p text:style-name="P6">Fullstack development, DevOps &amp; data analysis.</text:p>
            </text:list-item>
            <text:list-item>
              <text:p text:style-name="P6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57">Axafone</text:span>, <text:span text:style-name="T58">Consultant</text:span>.</text:p>
          <text:list text:style-name="L5">
            <text:list-item>
              <text:p text:style-name="P7">Web technology consultancy.</text:p>
            </text:list-item>
            <text:list-item>
              <text:p text:style-name="P7">Customized web crawlers (Scrapy).</text:p>
            </text:list-item>
            <text:list-item>
              <text:p text:style-name="P7">Speaker.</text:p>
            </text:list-item>
          </text:list>
        </text:list-item>
        <text:list-item>
          <text:p text:style-name="P5">2011 – 2013 <text:span text:style-name="T59">Melomics</text:span><text:span text:style-name="T60"> </text:span><text:span text:style-name="T61">Media</text:span>, <text:span text:style-name="T62">Backend</text:span><text:span text:style-name="T63"> </text:span><text:span text:style-name="T64">Developer,</text:span><text:span text:style-name="T65"> </text:span><text:span text:style-name="T66">DevOps</text:span>.</text:p>
          <text:list text:style-name="L6">
            <text:list-item>
              <text:p text:style-name="P8">Server side development and deployment of a massive online music repository, with search, streaming, purchases and public API.</text:p>
            </text:list-item>
            <text:list-item>
              <text:p text:style-name="P8">Administration of cluster of Debian servers.</text:p>
            </text:list-item>
            <text:list-item>
              <text:p text:style-name="P8">Development and deployment of automatic video edition software with additional post-processing capabilities as chroma key, effects, titles, subtitles, publishing,...</text:p>
            </text:list-item>
            <text:list-item>
              <text:p text:style-name="P8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67">Universidad</text:span><text:span text:style-name="T68"> </text:span><text:span text:style-name="T69">de</text:span><text:span text:style-name="T70"> </text:span><text:span text:style-name="T71">Málaga</text:span>, <text:span text:style-name="T72">Researcher</text:span>.</text:p>
          <text:list text:style-name="L7">
            <text:list-item>
              <text:p text:style-name="P9">Computer vision research in the department of <text:span text:style-name="T73">“Computational</text:span><text:span text:style-name="T74"> </text:span><text:span text:style-name="T75">Intelligence</text:span><text:span text:style-name="T76"> </text:span><text:span text:style-name="T77">and</text:span><text:span text:style-name="T78"> </text:span><text:span text:style-name="T79">Image</text:span><text:span text:style-name="T80"> </text:span><text:span text:style-name="T81">Analysis”</text:span>, managed by José Muñoz Perez and Enrique Dominguez Merino.</text:p>
            </text:list-item>
            <text:list-item>
              <text:p text:style-name="P9">Technologies: Python, C++, OpenCV, cvBlob, Matlab, Octave.</text:p>
            </text:list-item>
          </text:list>
        </text:list-item>
        <text:list-item>
          <text:p text:style-name="P5">2007 – 2009 <text:span text:style-name="T82">Tedial</text:span><text:span text:style-name="T83"> </text:span><text:span text:style-name="T84">S.L.</text:span>, <text:span text:style-name="T85">Backend</text:span><text:span text:style-name="T86"> </text:span><text:span text:style-name="T87">Developer,</text:span><text:span text:style-name="T88"> </text:span><text:span text:style-name="T89">System</text:span><text:span text:style-name="T90"> </text:span><text:span text:style-name="T91">Administrator</text:span>.</text:p>
          <text:list text:style-name="L8">
            <text:list-item>
              <text:p text:style-name="P10">Server-side media storage technologies.</text:p>
            </text:list-item>
            <text:list-item>
              <text:p text:style-name="P10">Authentication, authorization, and access control.</text:p>
            </text:list-item>
            <text:list-item>
              <text:p text:style-name="P10">Management of surveillance cameras.</text:p>
            </text:list-item>
            <text:list-item>
              <text:p text:style-name="P10">Deployment of software and administration of several SuSE Enterprise Server installations.</text:p>
            </text:list-item>
            <text:list-item>
              <text:p text:style-name="P10">Technologies: C++, Python, SuSE Enterprise Server, Oracle, LDAP, SOAP.</text:p>
            </text:list-item>
          </text:list>
        </text:list-item>
        <text:list-item>
          <text:p text:style-name="P5">2005 – 2006 <text:span text:style-name="T92">Novasoft</text:span>, <text:span text:style-name="T93">Software</text:span><text:span text:style-name="T94"> </text:span><text:span text:style-name="T95">and</text:span><text:span text:style-name="T96"> </text:span><text:span text:style-name="T97">Web</text:span><text:span text:style-name="T98"> </text:span><text:span text:style-name="T99">Developer</text:span>.</text:p>
          <text:list text:style-name="L9">
            <text:list-item>
              <text:p text:style-name="P11">Educational video games.</text:p>
            </text:list-item>
            <text:list-item>
              <text:p text:style-name="P11">Technologies: Flash, ActionScript, HTML, Javascript.</text:p>
            </text:list-item>
          </text:list>
        </text:list-item>
      </text:list>
      <text:h text:style-name="Heading_20_1" text:outline-level="1">Master Thesis</text:h>
      <text:p text:style-name="Definition_20_Term_20_Tight"><text:span text:style-name="T100">Title:</text:span></text:p>
      <text:p text:style-name="Definition_20_Definition_20_Tight"><text:span text:style-name="T101">“Shape</text:span><text:span text:style-name="T102"> </text:span><text:span text:style-name="T103">recognition</text:span><text:span text:style-name="T104"> </text:span><text:span text:style-name="T105">through</text:span><text:span text:style-name="T106"> </text:span><text:span text:style-name="T107">new</text:span><text:span text:style-name="T108"> </text:span><text:span text:style-name="T109">convexity</text:span><text:span text:style-name="T110"> </text:span><text:span text:style-name="T111">descriptors”</text:span></text:p>
      <text:p text:style-name="Definition_20_Term_20_Tight"><text:span text:style-name="T112">Supervisors:</text:span></text:p>
      <text:p text:style-name="Definition_20_Definition_20_Tight">José Muñoz Perez, Enrique Dominguez Merino</text:p>
      <text:p text:style-name="Definition_20_Term_20_Tight"><text:span text:style-name="T113">Description:</text:span></text:p>
      <text:p text:style-name="Definition_20_Definition_20_Tight">For this project several new convexity descriptors were devised. Then they were tested in the recognition of the <text:span text:style-name="T114">American</text:span><text:span text:style-name="T115"> </text:span><text:span text:style-name="T116">Sign</text:span><text:span text:style-name="T117"> </text:span><text:span text:style-name="T118">Language</text:span> used by deaf people.</text:p>
      <text:h text:style-name="Heading_20_1" text:outline-level="1">Bachelor Thesis</text:h>
      <text:p text:style-name="Definition_20_Term_20_Tight"><text:span text:style-name="T119">Title:</text:span></text:p>
      <text:p text:style-name="Definition_20_Definition_20_Tight"><text:span text:style-name="T120">“A</text:span><text:span text:style-name="T121"> </text:span><text:span text:style-name="T122">Video</text:span><text:span text:style-name="T123"> </text:span><text:span text:style-name="T124">Surveillance</text:span><text:span text:style-name="T125"> </text:span><text:span text:style-name="T126">System</text:span><text:span text:style-name="T127"> </text:span><text:span text:style-name="T128">for</text:span><text:span text:style-name="T129"> </text:span><text:span text:style-name="T130">Fall</text:span><text:span text:style-name="T131"> </text:span><text:span text:style-name="T132">Detection”</text:span></text:p>
      <text:p text:style-name="Definition_20_Term_20_Tight"><text:span text:style-name="T133">Supervisors:</text:span></text:p>
      <text:p text:style-name="Definition_20_Definition_20_Tight">José Muñoz Perez</text:p>
      <text:p text:style-name="Definition_20_Term_20_Tight"><text:span text:style-name="T134">Description:</text:span></text:p>
      <text:p text:style-name="Definition_20_Definition_20_Tight">Development of a video surveillance software to automatically detect the fall of persons.</text:p>
      <text:h text:style-name="Heading_20_1" text:outline-level="1">Personal Projects</text:h>
      <text:list text:style-name="L10">
        <text:list-item>
          <text:p text:style-name="P12">Since 2016 <text:span text:style-name="T135">Mukabe</text:span>, <text:a xlink:type="simple" xlink:href="https://mukabe.com" office:name=""><text:span text:style-name="Definition">https://mukabe.com</text:span></text:a>.</text:p>
          <text:list text:style-name="L11">
            <text:list-item>
              <text:p text:style-name="P13"><text:span text:style-name="T136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3">Technologies: Python, Django, Celery, Redis, ElasticSearch, Ansible, Fabric, AWS, Social APIs (Instagram, Facebook, Google+,...).</text:p>
            </text:list-item>
          </text:list>
        </text:list-item>
        <text:list-item>
          <text:p text:style-name="P12">Since 2015 <text:span text:style-name="T137">RegaloInteligente</text:span>, <text:a xlink:type="simple" xlink:href="http://regalointeligente.com" office:name=""><text:span text:style-name="Definition">http://regalointeligente.com</text:span></text:a>.</text:p>
          <text:list text:style-name="L12">
            <text:list-item>
              <text:p text:style-name="P14">Search engine of gifts with parameters like gender and age, and filter for prices.</text:p>
            </text:list-item>
            <text:list-item>
              <text:p text:style-name="P14">Web and Android applications (available in Google Play). Twitter bot with auto posting and automatic reply. Telegram bot.</text:p>
            </text:list-item>
            <text:list-item>
              <text:p text:style-name="P14">Technologies: Python, Pyramid, MongoDB, ElasticSearch, Amazon API, Twitter API, Telegram Bot API.</text:p>
            </text:list-item>
          </text:list>
        </text:list-item>
        <text:list-item>
          <text:p text:style-name="P12">2013 – 2014 <text:span text:style-name="T138">CursosDeSEO</text:span>, <text:a xlink:type="simple" xlink:href="http://cursosdeseo.net" office:name=""><text:span text:style-name="Definition">http://cursosdeseo.net</text:span></text:a>.</text:p>
          <text:list text:style-name="L13">
            <text:list-item>
              <text:p text:style-name="P15">Search engine of courses from different platforms and formats.</text:p>
            </text:list-item>
            <text:list-item>
              <text:p text:style-name="P15">Technologies: Python, Pyramid, MongoDB, ElasticSearch, Scrapy.</text:p>
            </text:list-item>
          </text:list>
        </text:list-item>
      </text:list>
      <text:h text:style-name="Heading_20_1" text:outline-level="1">Free Software Projects</text:h>
      <text:list text:style-name="L14">
        <text:list-item>
          <text:p text:style-name="P16">Since 2014 <text:span text:style-name="T139">WooDPD</text:span>, <text:a xlink:type="simple" xlink:href="http://woodpdplugin.com" office:name=""><text:span text:style-name="Definition">http://woodpdplugin.com</text:span></text:a>.</text:p>
          <text:p text:style-name="P17">WordPress Plugin to integrate DPD purchases in WooCommerce.</text:p>
        </text:list-item>
        <text:list-item>
          <text:p text:style-name="P16">Since 2013 <text:span text:style-name="T140">OrigamiPress</text:span>, <text:a xlink:type="simple" xlink:href="http://origamipress.com" office:name=""><text:span text:style-name="Definition">http://origamipress.com</text:span></text:a>.</text:p>
          <text:p text:style-name="P18">Blog tool, publishing platform, and CMS developed in Python. Yet to be published.</text:p>
        </text:list-item>
        <text:list-item>
          <text:p text:style-name="P16">Since 2009 <text:span text:style-name="T141">cvBlob</text:span>, <text:a xlink:type="simple" xlink:href="http://cvblob.googlecode.com" office:name=""><text:span text:style-name="Definition">http://cvblob.googlecode.com</text:span></text:a>.</text:p>
          <text:p text:style-name="P19">Blob library for OpenCV, widely used in computer vision and robotic research.</text:p>
        </text:list-item>
      </text:list>
      <text:h text:style-name="Heading_20_1" text:outline-level="1">Languages</text:h>
      <text:list text:style-name="L15">
        <text:list-item>
          <text:p text:style-name="P20"><text:span text:style-name="T142">Spanish</text:span> Native</text:p>
        </text:list-item>
        <text:list-item>
          <text:p text:style-name="P20"><text:span text:style-name="T143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44">Languages:</text:span></text:p>
      <text:p text:style-name="Definition_20_Definition_20_Tight">Python, Bash, JavaScript, HTML5, CSS3, C, C++, Java, SQL, PHP, ASP, Delphi, Octave, Matlab, ActionScript, Assembly (Intel x86, AT&amp;T). <text:span text:style-name="T145">Databases:</text:span></text:p>
      <text:p text:style-name="Definition_20_Definition_20_Tight">MongoDB, ElasticSearch, Redis, Memcached, PostgreSQL, Oracle, MySQL. <text:span text:style-name="T146">Web</text:span><text:span text:style-name="T147"> </text:span><text:span text:style-name="T148">servers:</text:span></text:p>
      <text:p text:style-name="Definition_20_Definition_20_Tight">Apache, Nginx. <text:span text:style-name="T149">Environments:</text:span></text:p>
      <text:p text:style-name="Definition_20_Definition_20_Tight">Vim, GDB, Make, CMake, Android Studio, Eclipse, KDevelop, Visual Studio. Mercurial, Git, Subversion, CVS. <text:span text:style-name="T150">Frameworks:</text:span></text:p>
      <text:p text:style-name="Definition_20_Definition_20_Tight">Django, Pyramid, Node.js, Express.js, Bootstrap, Mako, Celery, Cornice, Scrapy, WordPress, OpenCV, OpenGL, OAuth. <text:span text:style-name="T151">Deployment:</text:span></text:p>
      <text:p text:style-name="Definition_20_Definition_20_Tight">Ansible, Fabric, VirtualEnv, Supervisor, Upstart, Docker/Dokku, Vagrant, AWS API. <text:span text:style-name="T152">Data</text:span><text:span text:style-name="T153"> </text:span><text:span text:style-name="T154">Analysis:</text:span></text:p>
      <text:p text:style-name="Definition_20_Definition_20_Tight">Pandas, NumPy, SciPy, Matplotlib, MapReduce. <text:span text:style-name="T155">Technologies:</text:span></text:p>
      <text:p text:style-name="Definition_20_Definition_20_Tight">RESTful Web Services, Ajax. <text:span text:style-name="T156">APIs:</text:span></text:p>
      <text:p text:style-name="Definition_20_Definition_20_Tight">PayPal, Google Wallet, Amazon, Facebook, Twitter, Instagram, Braintree, Telegram. <text:span text:style-name="T157">Platforms:</text:span></text:p>
      <text:p text:style-name="Definition_20_Definition_20_Tight">GNU/Linux (Ubuntu, Debian, SuSE Enterprise Server), Android. AWS, DigitalOcean. <text:span text:style-name="T158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6">
        <text:list-item>
          <text:p text:style-name="P21">Ability to find creative solutions.</text:p>
        </text:list-item>
        <text:list-item>
          <text:p text:style-name="P21">Strong analytical, able to anticipate issues, resolve concerns and improve efficiency.</text:p>
        </text:list-item>
        <text:list-item>
          <text:p text:style-name="P21">Good software engineering skills.</text:p>
        </text:list-item>
        <text:list-item>
          <text:p text:style-name="P21">Care of coding standards.</text:p>
        </text:list-item>
        <text:list-item>
          <text:p text:style-name="P21">Eager to learn and develop new skills.</text:p>
        </text:list-item>
      </text:list>
      <text:h text:style-name="Heading_20_3" text:outline-level="3">Others:</text:h>
      <text:list text:style-name="L17">
        <text:list-item>
          <text:p text:style-name="P22">Ability to work without direct supervision.</text:p>
        </text:list-item>
        <text:list-item>
          <text:p text:style-name="P22">Skilled in building excellent rapport with team members and clients.</text:p>
        </text:list-item>
        <text:list-item>
          <text:p text:style-name="P22">Great verbal and written communication skills (wide experience in both Spanish and English).</text:p>
        </text:list-item>
        <text:list-item>
          <text:p text:style-name="P22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